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98735019249137833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555916707163349322"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12596805645846164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57779877726789915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65856194955431622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67188824756714560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194179742471876404"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82426199720587778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8314780" text:continue-list="list6194179742471876404"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68222253865279533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33278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316586"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8318686"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8333245"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337247"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66851475804859376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04892244669387920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95562622957987590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326654"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862765449686701639"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16139071665865645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282048527574182032" text:style-name="L15">
        <text:list-item>
          <text:list>
            <text:list-header>
              <text:p text:style-name="P183">1.5 miles averaging about 9:40/mile and rest 1 min</text:p>
            </text:list-header>
          </text:list>
        </text:list-item>
      </text:list>
      <text:p text:style-name="P24">1 mile in 8:26 and rest 2 min</text:p>
      <text:list xml:id="list199497449735456565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148650575530091782"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331134"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746943552335998236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47770766712057212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91025728782517540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8323359" text:continue-list="list7477707667120572120" text:style-name="L19">
        <text:list-item>
          <text:list>
            <text:list-header>
              <text:p text:style-name="P187">(Pace*HR)=1240</text:p>
            </text:list-header>
          </text:list>
        </text:list-item>
      </text:list>
      <text:list xml:id="list38314893" text:continue-list="list7469435523359982361" text:style-name="L18">
        <text:list-item>
          <text:list>
            <text:list-header>
              <text:p text:style-name="P186">2 miles at 10:46/mile Ave HR= 121 bpm and rest a few minutes</text:p>
            </text:list-header>
          </text:list>
        </text:list-item>
      </text:list>
      <text:list xml:id="list38332998" text:continue-list="list3832335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833005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59039946303992979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903077371970572063"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01734129249004914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475935269108205430"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4026893929764171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36412966216577313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8342119"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33243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8559731960916823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53497098234503819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91219105808162422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316538370106414705"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32009638705488010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711745024688207522" text:style-name="L32">
        <text:list-item>
          <text:list>
            <text:list-header>
              <text:p text:style-name="P197">0.25 miles in 2:54</text:p>
              <text:p text:style-name="P197">1 mile in 9:21 going faster as I ran and ending at around 8:30 pace</text:p>
            </text:list-header>
          </text:list>
        </text:list-item>
      </text:list>
      <text:list xml:id="list532652032996903493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54445743523168911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18062538648656125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302752923004753522"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99509343268851896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text:span text:style-name="T2"/></text:p>
      <text:p text:style-name="P24"><text:span text:style-name="T2">20 or more cemetery loops:</text:span></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1295599936902977669"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8T18:07:32.27</dc:date>
    <dc:creator>James Lombardi</dc:creator>
    <meta:editing-duration>P28DT8H2M11S</meta:editing-duration>
    <meta:editing-cycles>2080</meta:editing-cycles>
    <meta:generator>OpenOffice/4.1.2$Win32 OpenOffice.org_project/412m3$Build-9782</meta:generator>
    <meta:document-statistic meta:table-count="0" meta:image-count="9" meta:object-count="0" meta:page-count="206" meta:paragraph-count="5996" meta:word-count="64938" meta:character-count="332717"/>
  </office:meta>
</office:document-meta>
</file>